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8000001348B5221B05D1A2D14.png" manifest:media-type="image/png"/>
  <manifest:file-entry manifest:full-path="Pictures/10000000000000F800000134DA94C4752EE876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1" draw:name="Image21" text:anchor-type="paragraph" svg:x="0.3543in" svg:y="0.1043in" svg:width="1.4272in" svg:height="1.772in" draw:z-index="0"><draw:image xlink:href="Pictures/10000000000000F800000134DA94C4752EE876E9.png" xlink:type="simple" xlink:show="embed" xlink:actuate="onLoad" loext:mime-type="image/png"/></draw:frame><draw:frame draw:style-name="fr1" draw:name="Image1" text:anchor-type="paragraph" svg:x="2.2362in" svg:y="0.0937in" svg:width="1.4272in" svg:height="1.772in" draw:z-index="1"><draw:image xlink:href="Pictures/10000000000000F8000001348B5221B05D1A2D14.png" xlink:type="simple" xlink:show="embed" xlink:actuate="onLoad" loext:mime-type="image/png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><draw:frame draw:style-name="fr1" draw:name="Image2" text:anchor-type="paragraph" svg:x="2.2362in" svg:y="0.0937in" svg:width="1.4272in" svg:height="1.772in" draw:z-index="2"><draw:image xlink:href="Pictures/10000000000000F8000001348B5221B05D1A2D14.png" xlink:type="simple" xlink:show="embed" xlink:actuate="onLoad" loext:mime-type="image/png"/></draw:frame><draw:frame draw:style-name="fr1" draw:name="Image3" text:anchor-type="paragraph" svg:x="0.3543in" svg:y="0.1043in" svg:width="1.4272in" svg:height="1.772in" draw:z-index="3"><draw:image xlink:href="Pictures/10000000000000F800000134DA94C4752EE876E9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4" text:anchor-type="paragraph" svg:x="0.3543in" svg:y="0.1043in" svg:width="1.4272in" svg:height="1.772in" draw:z-index="4"><draw:image xlink:href="Pictures/10000000000000F800000134DA94C4752EE876E9.png" xlink:type="simple" xlink:show="embed" xlink:actuate="onLoad" loext:mime-type="image/png"/></draw:frame><draw:frame draw:style-name="fr1" draw:name="Image13" text:anchor-type="paragraph" svg:x="2.2362in" svg:y="0.0937in" svg:width="1.4272in" svg:height="1.772in" draw:z-index="13"><draw:image xlink:href="Pictures/10000000000000F8000001348B5221B05D1A2D14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3"><draw:frame draw:style-name="fr1" draw:name="Image6" text:anchor-type="paragraph" svg:x="0.3543in" svg:y="0.1043in" svg:width="1.4272in" svg:height="1.772in" draw:z-index="6"><draw:image xlink:href="Pictures/10000000000000F800000134DA94C4752EE876E9.png" xlink:type="simple" xlink:show="embed" xlink:actuate="onLoad" loext:mime-type="image/png"/></draw:frame><draw:frame draw:style-name="fr1" draw:name="Image12" text:anchor-type="paragraph" svg:x="2.2362in" svg:y="0.0937in" svg:width="1.4272in" svg:height="1.772in" draw:z-index="12"><draw:image xlink:href="Pictures/10000000000000F8000001348B5221B05D1A2D1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5" text:anchor-type="paragraph" svg:x="0.3543in" svg:y="0.1043in" svg:width="1.4272in" svg:height="1.772in" draw:z-index="5"><draw:image xlink:href="Pictures/10000000000000F800000134DA94C4752EE876E9.png" xlink:type="simple" xlink:show="embed" xlink:actuate="onLoad" loext:mime-type="image/png"/></draw:frame><draw:frame draw:style-name="fr1" draw:name="Image14" text:anchor-type="paragraph" svg:x="2.2362in" svg:y="0.0937in" svg:width="1.4272in" svg:height="1.772in" draw:z-index="14"><draw:image xlink:href="Pictures/10000000000000F8000001348B5221B05D1A2D14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4"><draw:frame draw:style-name="fr1" draw:name="Image7" text:anchor-type="paragraph" svg:x="0.3543in" svg:y="0.1043in" svg:width="1.4272in" svg:height="1.772in" draw:z-index="7"><draw:image xlink:href="Pictures/10000000000000F800000134DA94C4752EE876E9.png" xlink:type="simple" xlink:show="embed" xlink:actuate="onLoad" loext:mime-type="image/png"/></draw:frame><draw:frame draw:style-name="fr1" draw:name="Image15" text:anchor-type="paragraph" svg:x="2.2362in" svg:y="0.0937in" svg:width="1.4272in" svg:height="1.772in" draw:z-index="15"><draw:image xlink:href="Pictures/10000000000000F8000001348B5221B05D1A2D14.png" xlink:type="simple" xlink:show="embed" xlink:actuate="onLoad" loext:mime-type="image/png"/></draw:frame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9" text:anchor-type="paragraph" svg:x="0.3543in" svg:y="0.1043in" svg:width="1.4272in" svg:height="1.772in" draw:z-index="9"><draw:image xlink:href="Pictures/10000000000000F800000134DA94C4752EE876E9.png" xlink:type="simple" xlink:show="embed" xlink:actuate="onLoad" loext:mime-type="image/png"/></draw:frame><draw:frame draw:style-name="fr1" draw:name="Image16" text:anchor-type="paragraph" svg:x="2.2362in" svg:y="0.0937in" svg:width="1.4272in" svg:height="1.772in" draw:z-index="16"><draw:image xlink:href="Pictures/10000000000000F8000001348B5221B05D1A2D14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6"><draw:frame draw:style-name="fr1" draw:name="Image8" text:anchor-type="paragraph" svg:x="0.3543in" svg:y="0.1043in" svg:width="1.4272in" svg:height="1.772in" draw:z-index="8"><draw:image xlink:href="Pictures/10000000000000F800000134DA94C4752EE876E9.png" xlink:type="simple" xlink:show="embed" xlink:actuate="onLoad" loext:mime-type="image/png"/></draw:frame><draw:frame draw:style-name="fr1" draw:name="Image17" text:anchor-type="paragraph" svg:x="2.2362in" svg:y="0.0937in" svg:width="1.4272in" svg:height="1.772in" draw:z-index="17"><draw:image xlink:href="Pictures/10000000000000F8000001348B5221B05D1A2D1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1" draw:name="Image10" text:anchor-type="paragraph" svg:x="0.3543in" svg:y="0.1043in" svg:width="1.4272in" svg:height="1.772in" draw:z-index="10"><draw:image xlink:href="Pictures/10000000000000F800000134DA94C4752EE876E9.png" xlink:type="simple" xlink:show="embed" xlink:actuate="onLoad" loext:mime-type="image/png"/></draw:frame><draw:frame draw:style-name="fr1" draw:name="Image18" text:anchor-type="paragraph" svg:x="2.2362in" svg:y="0.0937in" svg:width="1.4272in" svg:height="1.772in" draw:z-index="18"><draw:image xlink:href="Pictures/10000000000000F8000001348B5221B05D1A2D14.png" xlink:type="simple" xlink:show="embed" xlink:actuate="onLoad" loext:mime-type="image/png"/></draw:frame></text:p>
          </table:table-cell>
          <table:covered-table-cell/>
          <table:table-cell table:style-name="Table1.A1" office:value-type="string">
            <text:p text:style-name="P7"><draw:frame draw:style-name="fr1" draw:name="Image11" text:anchor-type="paragraph" svg:x="0.3543in" svg:y="0.1043in" svg:width="1.4272in" svg:height="1.772in" draw:z-index="11"><draw:image xlink:href="Pictures/10000000000000F800000134DA94C4752EE876E9.png" xlink:type="simple" xlink:show="embed" xlink:actuate="onLoad" loext:mime-type="image/png"/></draw:frame><draw:frame draw:style-name="fr1" draw:name="Image19" text:anchor-type="paragraph" svg:x="2.2362in" svg:y="0.0937in" svg:width="1.4272in" svg:height="1.772in" draw:z-index="19"><draw:image xlink:href="Pictures/10000000000000F8000001348B5221B05D1A2D14.png" xlink:type="simple" xlink:show="embed" xlink:actuate="onLoad" loext:mime-type="image/png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4-12-26T16:39:36</meta:print-date>
    <dc:date>2019-03-09T10:53:46.688000000</dc:date>
    <meta:editing-cycles>36</meta:editing-cycles>
    <dc:subject>Avery Dennison Template</dc:subject>
    <dc:title>Avery Dennison Template</dc:title>
    <meta:editing-duration>P3DT17H38M53S</meta:editing-duration>
    <meta:generator>LibreOffice/5.4.4.2$Windows_X86_64 LibreOffice_project/2524958677847fb3bb44820e40380acbe820f960</meta:generator>
    <meta:document-statistic meta:table-count="1" meta:image-count="2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